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paragraph-properties fo:break-before="page"/>
      <style:text-properties style:font-name="Ubuntu"/>
    </style:style>
    <style:style style:name="P4" style:family="paragraph" style:parent-style-name="Standard">
      <style:text-properties style:font-name="Ubuntu"/>
    </style:style>
    <style:style style:name="P5" style:family="paragraph" style:parent-style-name="Standard">
      <style:text-properties style:font-name="Ubuntu" officeooo:paragraph-rsid="0009fc0a"/>
    </style:style>
    <style:style style:name="P6" style:family="paragraph" style:parent-style-name="Standard">
      <style:text-properties style:font-name="Ubuntu" officeooo:rsid="000d9050" officeooo:paragraph-rsid="000d9050"/>
    </style:style>
    <style:style style:name="P7" style:family="paragraph" style:parent-style-name="Standard">
      <style:text-properties style:font-name="Ubuntu" officeooo:paragraph-rsid="000f424e"/>
    </style:style>
    <style:style style:name="P8" style:family="paragraph" style:parent-style-name="Standard">
      <style:text-properties style:font-name="Ubuntu" officeooo:rsid="0010788b" officeooo:paragraph-rsid="0010788b"/>
    </style:style>
    <style:style style:name="P9" style:family="paragraph" style:parent-style-name="Standard">
      <style:text-properties style:font-name="Ubuntu" officeooo:rsid="00114049" officeooo:paragraph-rsid="00114049"/>
    </style:style>
    <style:style style:name="P10" style:family="paragraph" style:parent-style-name="Standard">
      <style:text-properties style:font-name="Ubuntu" officeooo:rsid="00114049" officeooo:paragraph-rsid="0012f1db"/>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style:style style:name="T4" style:family="text">
      <style:text-properties officeooo:rsid="0009fc0a"/>
    </style:style>
    <style:style style:name="T5" style:family="text">
      <style:text-properties officeooo:rsid="000d9050"/>
    </style:style>
    <style:style style:name="T6" style:family="text">
      <style:text-properties officeooo:rsid="000f424e"/>
    </style:style>
    <style:style style:name="T7" style:family="text">
      <style:text-properties officeooo:rsid="0010788b"/>
    </style:style>
    <style:style style:name="T8" style:family="text">
      <style:text-properties officeooo:rsid="00114049"/>
    </style:style>
    <style:style style:name="T9" style:family="text">
      <style:text-properties officeooo:rsid="0012f1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 text:style-name="Internet_20_link" text:visited-style-name="Visited_20_Internet_20_Link">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 text:style-name="Internet_20_link" text:visited-style-name="Visited_20_Internet_20_Link">http://www.gnu.org/licenses/</text:a>&gt;. A copy of the license is included See file: GPL.TXT </text:p>
      <text:p text:style-name="P1"/>
      <text:p text:style-name="P5">Innovator: <text:s/><text:tab/><text:span text:style-name="T4">Scheus Rainbow Army</text:span> <text:s text:c="2"/>email: <text:span text:style-name="T4">kappa@dekka</text:span>.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
      <text:p text:style-name="P1">Abstract </text:p>
      <text:p text:style-name="P1"/>
      <text:p text:style-name="P5"><text:span text:style-name="T4">This hardware design is for building an indoor tv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consists mainly of 75ohm coaxial cable or equivalent. 3. An omnidirectional design reduces installation hurdles. 4. A fixed installation that does not require tuning adjustments once installed. 5. Self-powered; does not use an amplifier with external power supply requirements.</text:span></text:p>
      <text:p text:style-name="P1"/>
      <text:p text:style-name="P3">Background</text:p>
      <text:p text:style-name="P1"/>
      <text:p text:style-name="P1">This device was initially conceived <text:span text:style-name="T5">on March 2, 2015</text:span> as a <text:span text:style-name="T5">practical, frugal demonstration showing successful understanding and application of some principles of electromagnetism used in developing novel ion engines.</text:span></text:p>
      <text:p text:style-name="P1"/>
      <text:p text:style-name="P1">Section I. Problem</text:p>
      <text:p text:style-name="P1"/>
      <text:p text:style-name="P6">The problem of how to demonstrate competency with novel ion engine strategies on a frugal budget, becomes: <text:s/>How to design a more valuable tv receiver's antenna that incorporates design principles not used in conventional tv antenna design?</text:p>
      <text:p text:style-name="P1"/>
      <text:p text:style-name="P1">Section II. <text:s/>Technically complete description of innovation</text:p>
      <text:p text:style-name="P1"/>
      <text:p text:style-name="P1">II.A. Purpose and description of innovation</text:p>
      <text:p text:style-name="P1"/>
      <text:p text:style-name="P7">This solution is a solid-state, high-Q resonator <text:span text:style-name="T5">apparatus</text:span> <text:span text:style-name="T5">that minimizes physical profile (dimensions) while </text:span>using <text:span text:style-name="T6">mostly</text:span> common electric materials and shapes in an innovative configuration. <text:span text:style-name="T6">Whereas conventional antennas have a balun that signals must pass through between the antenna and receiver; This antenna incorporates a unique rendering of a wide-band balun by reducing the balun schematic into the physical form of the antenna. By eliminating the balun from the signal's path to the receiver, the design is capable of delivering a stronger and higher quality signal. The antenna leverages the dielectric and geometry of coaxial cable for functional utility of the balun.</text:span></text:p>
      <text:p text:style-name="P7"/>
      <text:p text:style-name="P1">II.B. Identification of component parts or steps, and explanation of mode of operation of innovation (with sketches)</text:p>
      <text:p text:style-name="P1"/>
      <text:p text:style-name="P1">II.B.1. “<text:span text:style-name="T7">loop”</text:span></text:p>
      <text:p text:style-name="P1"/>
      <text:p text:style-name="P8">The loop consists of a coaxial configured electrical construct such as coaxial cable. Specifically, the design calls for a conductive cylind<text:span text:style-name="T8">er </text:span>surrounding a conductor-wire at the axial center of the cylinder with a nonconductive dielectric between the two conductors. <text:s/><text:span text:style-name="T8">The conductive cylinder is configured most optimally as a closed-loop with a junction that passes the internal conductive-wire externally. For a given signal bit rate, the loop's and cylinder's circumference is a fraction of the bit rate, such that a natural number multiple of the fractional wavelength is the equivalent wavelength of the bit rate at the speed of light.</text:span></text:p>
      <text:p text:style-name="P8"/>
      <text:p text:style-name="P9">II.B.2. “monopole” vertical antenna's</text:p>
      <text:p text:style-name="P9"/>
      <text:p text:style-name="P10">The monopole consists of a coaxial configured electrical construct such as coaxial cable. Specifically, the design calls for a conductive <text:span text:style-name="T7">cylind</text:span>er <text:span text:style-name="T7">surrounding a conductor-wire at the axial center of the cylinder with a nonconductive dielectric between the two conductors. </text:span>The conductive cylinder is configured most optimally as a monopole with a junction that passes the internal conductive-wire externally. For a given signal bit rate <text:span text:style-name="T9">or frequency</text:span>, the <text:span text:style-name="T9">monopole's</text:span> and cylinder's circumference is <text:span text:style-name="T9">either: 1. </text:span>a fraction of the bit rate, such that a natural number multiple of the fractional wavelength is the equivalent wavelength of the bit rate at the speed of light; <text:span text:style-name="T9">or 2. a harmony of multiple Q-resonances for multiple frequency bands or channels, such as television UHF/VHF bands or VHF band reception.</text:span></text:p>
      <text:p text:style-name="P8"/>
      <text:p text:style-name="P8">Coaxial wire: <text:s/>The two conductors have a capacitance/inductive relationship, where the <text:span text:style-name="T8">cylinderical</text:span> conductor functions as: <text:span text:style-name="T8">1.</text:span> the receiving antenna, <text:span text:style-name="T8">2. one of two input terminals</text:span> of a balun, <text:span text:style-name="T8">3. shielding one balun output and input terminal</text:span>. The axial wire <text:span text:style-name="T8">functions as</text:span> one output <text:span text:style-name="T8">terminal</text:span> of the balun; the other output <text:span text:style-name="T8">terminal is the grounded, shielded conductor.</text:span></text:p>
      <text:p text:style-name="P8"/>
      <text:p text:style-name="P8"/>
      <text:p text:style-name="P8"/>
      <text:p text:style-name="P8"/>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 “main ring”</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tab/><text:tab/>p2<text:tab/>center point of circle with radius r2</text:p>
      <text:p text:style-name="P1"><text:tab/><text:tab/>û(r2)<text:tab/>an arbitrary unit length radial direction of r2 <text:s/>(a versor)</text:p>
      <text:p text:style-name="P1"><text:tab/><text:tab/> </text:p>
      <text:p text:style-name="P1"><text:tab/><text:tab/></text:p>
      <text:p text:style-name="P1">II.B.2. Secondary rings</text:p>
      <text:p text:style-name="P1"/>
      <text:p text:style-name="P1">Secondary rings consist of a set of identical torus rings of electrically conductive material connected to 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 plane above and perpendicular to Z-axis,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Three cases for triggering the inductance resonance are DC pulse or equivalent, AC signal or equivalent, or exposure to a stream of ions. </text:p>
      <text:p text:style-name="P1"/>
      <text:p text:style-name="P1">II.C.1 Induction by electric pulse from DC power</text:p>
      <text:p text:style-name="P1"/>
      <text:p text:style-name="P1">A DC pulse (such as the trailing edge of a voltage spike resulting from an open circuit) following a straight cylindrical conductor along the Z-axis of symmetry may transmit an electromagnetic pulse to the apparatus via fast changing current that results in an electromagnetic pulse, an electrostatic charge wave, and possibly electromagnetic radiation (at high frequencies). <text:s text:c="2"/>This DC pulse is essentially a variation of a high-frequency AC spike. </text:p>
      <text:p text:style-name="P1"/>
      <text:p text:style-name="P1">The moving charge along the Z-axis, as changing current, is a pulse of electromagnetic energy that induces an electric current and charge on the apparatus. An electric charge at the Z axis conductor induces an electrostatic, relative charge on the apparatus due to Coulombs law (via E field). The moving charge along the Z-axis, as changing current has a magnetic field (B component) that radiates outward from the Z-axis conductor towards the main ring and then secondary rings of the apparatus as the Z-axis charge moves toward point P1. <text:s/>The magnetic field decreases in intensity as current decreases when the charge passes point P1 along the Z-axis conductor. </text:p>
      <text:p text:style-name="P1"/>
      <text:p text:style-name="P1">A quickly changing current has high-frequency AC properties. <text:s/>If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will follow a helical path or vortex thereby emitting electromagnetic radiation at a frequency near to the wavelength of the conductor's circumference, thereby providing an additional opportunity for electromagnetic energy to be transferred to the apparatus.</text:p>
      <text:p text:style-name="P1"/>
      <text:p text:style-name="P1">II.C.2 Induction by an alternating current (AC) cycle.</text:p>
      <text:p text:style-name="P1"/>
      <text:p text:style-name="P1">An AC cycle applied to a cylindrical (current sheet or solid) conductor along the Z-axis of symmetry may induce a magnetic field to the apparatus via electromagnetic induction and, or radiation, similar to Section II.1 Induction by electric pulse from DC power. <text:s/>However, an AC cycle consists of an electromagnetic wave with a positive and negative polarities. The magnetic field from the cylindrical conductor will flip poles in an AC cycle. </text:p>
      <text:p text:style-name="P1"/>
      <text:p text:style-name="P1">Tuning the AC cycle to the self-resonance frequencies and polar orientations of the apparatus is necessary to prevent the AC cycle from contributing neutralizing EMI of an opposing polarity in the resonant cycle that significantly reduces performance.</text:p>
      <text:p text:style-name="P1"/>
      <text:p text:style-name="P1">II.C.3 Induction by exposing to an ion stream or equivalent</text:p>
      <text:p text:style-name="P1"/>
      <text:p text:style-name="P1">By positioning a magnetic field (and possibly a charge opposite of the ion stream) at p2 with magnetic poles oriented along the Z-axis of symmetry, ions moving toward the apparatus will curve according to the magnetic field (and influence of the charge difference), thereby causing current in the apparatus via electromagnetic induction.</text:p>
      <text:p text:style-name="P1"/>
      <text:p text:style-name="P1">II.C.4 A more detailed function of apparatus</text:p>
      <text:p text:style-name="P1"/>
      <text:p text:style-name="P1">The apparatus begins complementary resonating cycles at either self-induction of the primary ring, or the self, mutual induction of secondary rings –depending on initial <text:s/>induction trigger(s). </text:p>
      <text:p text:style-name="P1"/>
      <text:p text:style-name="P1">This section focuses on describing the nature of the resonant cycle in an ideal environment. <text:s/>A portion of the energy is lost to heat from impedance, hysteresis and eddy currents. </text:p>
      <text:p text:style-name="P1"/>
      <text:p text:style-name="P1">The apparatus' operates in high-Q resonance between two induction cycles. The main operating principles are:</text:p>
      <text:p text:style-name="P1"/>
      <text:p text:style-name="P1">Self and mutual inductance of round-wire (or current sheet) in go-and-return circuits, </text:p>
      <text:p text:style-name="P1">Lenz's law of counter created current from inductance, and </text:p>
      <text:p text:style-name="P1">Coulomb's law of electrostatic charge distribution. </text:p>
      <text:p text:style-name="P1"/>
      <text:p text:style-name="P1">THE FOLLOWING DESCRIPTION IS UNDER CONSTRUCTION..</text:p>
      <text:p text:style-name="P1"/>
      <text:p text:style-name="P1">A collapse of the current in the main ring will induce a current from the <text:s/>magnetic field centered at p2, thereby providing an opportunity for magnetic field oscillation and repetitive cascading induction. <text:s/>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a current in a collapsing magnetic field (such as from self-inductance of a current in a round wire) tends to travel in a spiral or vortex due to Lenz's law, 2. that power losses from heat are reduced as voltage increases, 3. that eddy currents, including the “skin effect” become more significant as AC current's frequency increases, 4. that skin effect, where electron charge density increases toward a wire's surface, increases with increasing frequency, charge, or voltage (electric potential).</text:p>
      <text:p text:style-name="P1"/>
      <text:p text:style-name="P1">II.E.1. Charged particles spiral in collapsing or increasing DC current </text:p>
      <text:p text:style-name="P1"/>
      <text:p text:style-name="P1">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his is a hypothesis in progress. Access to a well equipped physics-electronics lab or HV-DC power transmission field experience could help quantify or determine more general patterns and its limitations.</text:p>
      <text:p text:style-name="P1"/>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projected plane.</text:p>
      <text:p text:style-name="P2"/>
      <text:p text:style-name="P2">Secondary rings may be equally spaced along the main ring, or grouped and the 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
      <text:p text:style-name="P1">By understanding boundary charge flow, faster and more effective electrical components may be designed with predictable EMI and subsequently less EMI issues.</text:p>
      <text:p text:style-name="P1"/>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0</text:page-number> of <text:page-count>1</text:page-count> on <text:date style:data-style-name="N84" text:date-value="2015-07-08T04:39:47.572398246">2015-07-08</text:date></text:p>
        <text:p text:style-name="MP1">file: README.odt<text:tab/><text:tab/><text:tab/><text:tab/><text:tab/><text:tab/>Copyright (c) 2012 Benjamin B. Brink </text:p>
        <text:p text:style-name="MP1">Licensed under the TAPR Open Hardware License (<text:a xlink:type="simple" xlink:href="http://www.tapr.org/OHL" text:style-name="Internet_20_link" text:visited-style-name="Visited_20_Internet_20_Link">www.tapr.org/OHL</text:a>) and </text:p>
        <text:p text:style-name="MP1"><text:span text:style-name="MT2">GNU General Public License version 3 ( </text:span><text:a xlink:type="simple" xlink:href="http://www.gnu.org/licenses" text:style-name="Internet_20_link" text:visited-style-name="Visited_20_Internet_20_Link"><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08T04:39:47.446097000</dc:date>
    <meta:editing-duration>P2DT23H38M11S</meta:editing-duration>
    <meta:editing-cycles>194</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 meta:paragraph-count="157" meta:word-count="3404" meta:character-count="22024" meta:non-whitespace-character-count="18639"/>
  </office:meta>
</office:document-meta>
</file>